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魏福全、李鑑慧、陳真   |  2005.09.28   |   <text:a xlink:type="simple" xlink:href="http://palinfo.habago.org/Entry?Command=Information_PrintForum#FORUM40407"><text:span text:style-name="T1">#</text:span></text:a></text:p>
      <text:p text:style-name="P2">無辜者的兆示~威廉布雷克（William Blake，1757-1827）</text:p>
      <text:p text:style-name="P2">翻譯：魏福全、李鑑慧、陳真</text:p>
      <text:p text:style-name="P2"/>
      <text:p text:style-name="P2">==============</text:p>
      <text:p text:style-name="P2">翻譯：魏福全</text:p>
      <text:p text:style-name="P2"/>
      <text:p text:style-name="P2">從一粒沙看見世界</text:p>
      <text:p text:style-name="P2">從一朵花看見天堂</text:p>
      <text:p text:style-name="P2">掌握無限在你手中</text:p>
      <text:p text:style-name="P2">抓住永恆於一瞬間</text:p>
      <text:p text:style-name="P2">紅色知更鳥挺胸衝撞牢籠</text:p>
      <text:p text:style-name="P2">遂令暴怒橫掃所有的天空</text:p>
      <text:p text:style-name="P2">鴿子斑鳩關在擁擠的鴿舍</text:p>
      <text:p text:style-name="P2">戰慄席捲了地獄每個角落</text:p>
      <text:p text:style-name="P2">狗在主人門外挨餓</text:p>
      <text:p text:style-name="P2">預言了國土的陷落</text:p>
      <text:p text:style-name="P2">馬在路上受到虐待</text:p>
      <text:p text:style-name="P2">向天召喚人類血債</text:p>
      <text:p text:style-name="P2">獵捕野兔聲聲慘叫</text:p>
      <text:p text:style-name="P2">一絲絲撕裂了腦袋</text:p>
      <text:p text:style-name="P2">雲雀翅膀已經受創</text:p>
      <text:p text:style-name="P2">天使從此不再歌唱</text:p>
      <text:p text:style-name="P2">鬥雞修剪打扮武裝去打仗</text:p>
      <text:p text:style-name="P2">遂令昇起的太陽嚇阻退讓</text:p>
      <text:p text:style-name="P2">惡狼和獅子的一聲聲咆哮</text:p>
      <text:p text:style-name="P2">是地獄一個個死人的哭號</text:p>
      <text:p text:style-name="P2">徬徨野鹿四處徘徊</text:p>
      <text:p text:style-name="P2">冷酷靈魂無所悲懷</text:p>
      <text:p text:style-name="P2">受虐羔羊孕育煙硝</text:p>
      <text:p text:style-name="P2">卻赦免屠夫的凶刀</text:p>
      <text:p text:style-name="P2">黑夜盡頭蝙蝠亂飛</text:p>
      <text:p text:style-name="P2">留下不信者的疑猜</text:p>
      <text:p text:style-name="P2">夜梟深夜聲聲怪叫</text:p>
      <text:p text:style-name="P2">訴說猜疑者的恐懼</text:p>
      <text:p text:style-name="P2">傷害小小鷦鷯之人</text:p>
      <text:p text:style-name="P2">不會是男人之所愛</text:p>
      <text:p text:style-name="P2">無故觸怒公牛之人</text:p>
      <text:p text:style-name="P2">不會是女人之所愛</text:p>
      <text:p text:style-name="P2">打死蒼蠅的小頑童</text:p>
      <text:p text:style-name="P2">會招來蜘蛛的憎恨</text:p>
      <text:p text:style-name="P2">折磨金龜子的幽靈</text:p>
      <text:p text:style-name="P2">無盡黑夜編織巢網</text:p>
      <text:p text:style-name="P2">樹葉上的小毛毛蟲</text:p>
      <text:p text:style-name="P2">一再向你訴說母親的哀慟</text:p>
      <text:p text:style-name="P2">勿殺害蝴蝶與飛蛾</text:p>
      <text:p text:style-name="P2">因為那最後的審判已近了</text:p>
      <text:p text:style-name="P2"/>
      <text:p text:style-name="P2">====================</text:p>
      <text:p text:style-name="P2">翻譯：李鑑慧</text:p>
      <text:p text:style-name="P2">日期：2005. 9. 27.</text:p>
      <text:p text:style-name="P2"/>
      <text:p text:style-name="P2">一粒沙能見世界</text:p>
      <text:p text:style-name="P2">一朵花可知天堂。</text:p>
      <text:p text:style-name="P2">隻掌握有無限</text:p>
      <text:p text:style-name="P2">瞬間存在永恆。</text:p>
      <text:p text:style-name="P2">囚困的更知鳥</text:p>
      <text:p text:style-name="P2">令天堂震怒。</text:p>
      <text:p text:style-name="P2">擁擠的鴿籠</text:p>
      <text:p text:style-name="P2">讓地獄戰慄。</text:p>
      <text:p text:style-name="P2">養主門外的饑狗</text:p>
      <text:p text:style-name="P2">兆示國之衰亡。</text:p>
      <text:p text:style-name="P2">路上受虐的馬匹</text:p>
      <text:p text:style-name="P2">召喚人類血仇。</text:p>
      <text:p text:style-name="P2">被獵野兔聲嘶慘叫</text:p>
      <text:p text:style-name="P2">讓腦中神經斷裂。</text:p>
      <text:p text:style-name="P2">雲雀羽翼的傷痕</text:p>
      <text:p text:style-name="P2">讓帶翼天使止息歌唱。</text:p>
      <text:p text:style-name="P2">剪翅裝備上陣的鬥雞</text:p>
      <text:p text:style-name="P2">讓待升朝陽怯步。</text:p>
      <text:p text:style-name="P2">野狼獅子的聲聲咆哮</text:p>
      <text:p text:style-name="P2">驚動地獄孤魂。</text:p>
      <text:p text:style-name="P2">徘徊無所的野鹿</text:p>
      <text:p text:style-name="P2">令靈魂不得安適。</text:p>
      <text:p text:style-name="P2">受虐羔羊滋禍亂</text:p>
      <text:p text:style-name="P2">卻赦屠夫刀下債。</text:p>
      <text:p text:style-name="P2">黎明前蝙蝠飛竄</text:p>
      <text:p text:style-name="P2">遠離小信者心田。</text:p>
      <text:p text:style-name="P2">貓頭鷹呼喚夜之黑暗</text:p>
      <text:p text:style-name="P2">道出無信者之驚駭。</text:p>
      <text:p text:style-name="P2">那傷害幼小鷦鷯者</text:p>
      <text:p text:style-name="P2">將不為人所愛。</text:p>
      <text:p text:style-name="P2">那撩起公牛憤怒者</text:p>
      <text:p text:style-name="P2">將得不到女子愛。</text:p>
      <text:p text:style-name="P2">那濫傷飛蠅的男孩</text:p>
      <text:p text:style-name="P2">將明白蜘蛛恨。</text:p>
      <text:p text:style-name="P2">那折磨甲蟲精靈者</text:p>
      <text:p text:style-name="P2">將在無盡夜晚纏繞築巢。</text:p>
      <text:p text:style-name="P2">那樹葉上的毛毛蟲</text:p>
      <text:p text:style-name="P2">向你訴說母親的哀傷。</text:p>
      <text:p text:style-name="P2">勿殺飛蛾與蝴蝶</text:p>
      <text:p text:style-name="P2">因為最後審判已逼近。</text:p>
      <text:p text:style-name="P2"/>
      <text:p text:style-name="P2">======================</text:p>
      <text:p text:style-name="P2">翻譯：陳真</text:p>
      <text:p text:style-name="P2">日期：2005. 9. 28.</text:p>
      <text:p text:style-name="P2"/>
      <text:p text:style-name="P2">一粒沙看世界</text:p>
      <text:p text:style-name="P2">天堂綻放在一朵野花中</text:p>
      <text:p text:style-name="P2">無限就握在你手裏</text:p>
      <text:p text:style-name="P2">瞬間即永恆</text:p>
      <text:p text:style-name="P2"/>
      <text:p text:style-name="P2">囚困的知更鳥</text:p>
      <text:p text:style-name="P2">令天堂震怒</text:p>
      <text:p text:style-name="P2">飛鴿囚籠</text:p>
      <text:p text:style-name="P2">戰慄如遍地煉獄</text:p>
      <text:p text:style-name="P2">主人門外有餓狗</text:p>
      <text:p text:style-name="P2">預示國之將亡</text:p>
      <text:p text:style-name="P2">虐馬於途</text:p>
      <text:p text:style-name="P2">天將降下血禍</text:p>
      <text:p text:style-name="P2">獵兔哀嚎</text:p>
      <text:p text:style-name="P2">心神俱裂</text:p>
      <text:p text:style-name="P2">雲雀折翼</text:p>
      <text:p text:style-name="P2">天使從此不再歌唱</text:p>
      <text:p text:style-name="P2"/>
      <text:p text:style-name="P2">驅趕鬥雞上陣</text:p>
      <text:p text:style-name="P2">即便朝陽</text:p>
      <text:p text:style-name="P2">為之怯步</text:p>
      <text:p text:style-name="P2">獅與狼之每一聲咆哮</text:p>
      <text:p text:style-name="P2">驚動獄底遊魂</text:p>
      <text:p text:style-name="P2">徬徨失所的野鹿</text:p>
      <text:p text:style-name="P2">讓靈魂不安</text:p>
      <text:p text:style-name="P2">待宰羔羊</text:p>
      <text:p text:style-name="P2">招來干戈</text:p>
      <text:p text:style-name="P2">人們卻赦免了屠刀</text:p>
      <text:p text:style-name="P2"/>
      <text:p text:style-name="P2">長夜將盡</text:p>
      <text:p text:style-name="P2">蝙蝠成群</text:p>
      <text:p text:style-name="P2">飛離那不信者</text:p>
      <text:p text:style-name="P2">夜鷹</text:p>
      <text:p text:style-name="P2">召來了夜</text:p>
      <text:p text:style-name="P2">道出驚慌</text:p>
      <text:p text:style-name="P2"/>
      <text:p text:style-name="P2">傷害幼小鷦鷯者</text:p>
      <text:p text:style-name="P2">將不為男人所愛</text:p>
      <text:p text:style-name="P2">撩撥牛隻憤怒者</text:p>
      <text:p text:style-name="P2">為女人所憎恨</text:p>
      <text:p text:style-name="P2">殺死蒼蠅的頑童</text:p>
      <text:p text:style-name="P2">將感受蜘蛛的敵意</text:p>
      <text:p text:style-name="P2">折磨小精靈般的甲蟲者</text:p>
      <text:p text:style-name="P2">將在無盡黑夜徒勞</text:p>
      <text:p text:style-name="P2"/>
      <text:p text:style-name="P2">葉片上的毛毛蟲</text:p>
      <text:p text:style-name="P2">一再訴說母親的哀慟</text:p>
      <text:p text:style-name="P2">別再殺害蝴蝶與飛蛾</text:p>
      <text:p text:style-name="P2">因為那最後的審判已近</text:p>
      <text:p text:style-name="P2"/>
      <text:p text:style-name="P2">=========================</text:p>
      <text:p text:style-name="P2">Auguries of Innocence</text:p>
      <text:p text:style-name="P2"/>
      <text:p text:style-name="P2">BY WILLIAM BLAKE</text:p>
      <text:p text:style-name="P2"/>
      <text:p text:style-name="P2">To see a world in a grain of sand</text:p>
      <text:p text:style-name="P2">And a heaven in a wild flower,</text:p>
      <text:p text:style-name="P2">Hold infinity in the palm of your hand</text:p>
      <text:p text:style-name="P2">And eternity in an hour.</text:p>
      <text:p text:style-name="P2">A robin redbreast in a cage</text:p>
      <text:p text:style-name="P2">Puts all heaven in a rage.</text:p>
      <text:p text:style-name="P2">A dove-house filled with doves and pigeons</text:p>
      <text:p text:style-name="P2">Shudders hell through all its regions.</text:p>
      <text:p text:style-name="P2">A dog starved at his master's gate</text:p>
      <text:p text:style-name="P2">Predicts the ruin of the state.</text:p>
      <text:p text:style-name="P2">A horse misused upon the road</text:p>
      <text:p text:style-name="P2">Calls to heaven for human blood.</text:p>
      <text:p text:style-name="P2">Each outcry of the hunted hare</text:p>
      <text:p text:style-name="P2">A fibre from the brain does tear.</text:p>
      <text:p text:style-name="P2">A skylark wounded in the wing,</text:p>
      <text:p text:style-name="P2">A cherubim does cease to sing.</text:p>
      <text:p text:style-name="P2">The game-cock clipped and armed for fight</text:p>
      <text:p text:style-name="P2">Does the rising sun affright.</text:p>
      <text:p text:style-name="P2">Every wolf's and lion's howl</text:p>
      <text:p text:style-name="P2">Raises from hell a human soul.</text:p>
      <text:p text:style-name="P2">The wild deer wandering here and there</text:p>
      <text:p text:style-name="P2">Keeps the human soul from care.</text:p>
      <text:p text:style-name="P2">The lamb misused breeds public strife,</text:p>
      <text:p text:style-name="P2">And yet forgives the butcher's knife.</text:p>
      <text:p text:style-name="P2">The bat that flits at close of eve</text:p>
      <text:p text:style-name="P2">Has left the brain that won't believe.</text:p>
      <text:p text:style-name="P2">The owl that calls upon the night</text:p>
      <text:p text:style-name="P2">Speaks the unbeliever's fright.</text:p>
      <text:p text:style-name="P2">He who shall hurt the little wren</text:p>
      <text:p text:style-name="P2">Shall never be beloved by men.</text:p>
      <text:p text:style-name="P2">He who the ox to wrath has moved</text:p>
      <text:p text:style-name="P2">Shall never be by woman loved.</text:p>
      <text:p text:style-name="P2">The wanton boy that kills the fly</text:p>
      <text:p text:style-name="P2">Shall feel the spider's enmity.</text:p>
      <text:p text:style-name="P2">He who torments the chafer's sprite</text:p>
      <text:p text:style-name="P2">Weaves a bower in endless night.</text:p>
      <text:p text:style-name="P2">The caterpillar on the leaf</text:p>
      <text:p text:style-name="P2">Repeats to thee thy mother's grief.</text:p>
      <text:p text:style-name="P2">Kill not the moth nor butterfly,</text:p>
      <text:p text:style-name="P2">For the Last Judgment draweth n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